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Bitstream Charter" officeooo:rsid="0016dcd8" officeooo:paragraph-rsid="0016dcd8"/>
    </style:style>
    <style:style style:name="P2" style:family="paragraph" style:parent-style-name="Text_20_body">
      <style:paragraph-properties fo:text-align="center" style:justify-single-word="false"/>
      <style:text-properties style:font-name="Bitstream Charter" officeooo:rsid="0016dcd8" officeooo:paragraph-rsid="0016dcd8"/>
    </style:style>
    <style:style style:name="P3" style:family="paragraph" style:parent-style-name="Text_20_body">
      <style:paragraph-properties fo:text-align="center" style:justify-single-word="false"/>
      <style:text-properties style:font-name="Bitstream Charter" officeooo:rsid="0016dcd8" officeooo:paragraph-rsid="00182c70"/>
    </style:style>
    <style:style style:name="P4" style:family="paragraph" style:parent-style-name="Text_20_body">
      <style:paragraph-properties fo:text-align="center" style:justify-single-word="false"/>
      <style:text-properties style:font-name="Bitstream Charter" officeooo:rsid="0016dcd8" officeooo:paragraph-rsid="00186d54"/>
    </style:style>
    <style:style style:name="P5" style:family="paragraph" style:parent-style-name="Text_20_body">
      <style:text-properties fo:color="#009999" style:font-name="Bitstream Charter" officeooo:rsid="0016dcd8" officeooo:paragraph-rsid="0016dcd8"/>
    </style:style>
    <style:style style:name="P6" style:family="paragraph" style:parent-style-name="Text_20_body">
      <style:text-properties fo:color="#00cc00" style:font-name="Bitstream Charter" officeooo:rsid="0016dcd8" officeooo:paragraph-rsid="0016dcd8"/>
    </style:style>
    <style:style style:name="P7" style:family="paragraph" style:parent-style-name="Text_20_body">
      <style:paragraph-properties fo:text-align="center" style:justify-single-word="false"/>
      <style:text-properties fo:color="#00cc00" style:font-name="Bitstream Charter" officeooo:rsid="0016dcd8" officeooo:paragraph-rsid="00182c70"/>
    </style:style>
    <style:style style:name="P8" style:family="paragraph" style:parent-style-name="Text_20_body">
      <style:text-properties fo:color="#0000ff" style:font-name="Bitstream Charter" officeooo:rsid="0016dcd8" officeooo:paragraph-rsid="0016dcd8"/>
    </style:style>
    <style:style style:name="P9" style:family="paragraph" style:parent-style-name="Text_20_body">
      <style:text-properties fo:color="#6600ff" style:font-name="Bitstream Charter" officeooo:rsid="0016dcd8" officeooo:paragraph-rsid="0016dcd8"/>
    </style:style>
    <style:style style:name="P10" style:family="paragraph" style:parent-style-name="Text_20_body">
      <style:paragraph-properties fo:text-align="center" style:justify-single-word="false"/>
      <style:text-properties fo:color="#6600ff" style:font-name="Bitstream Charter" officeooo:rsid="0016dcd8" officeooo:paragraph-rsid="00182c70"/>
    </style:style>
    <style:style style:name="P11" style:family="paragraph" style:parent-style-name="Text_20_body">
      <style:text-properties fo:color="#ff3300" style:font-name="Bitstream Charter" officeooo:rsid="0016dcd8" officeooo:paragraph-rsid="0016dcd8"/>
    </style:style>
    <style:style style:name="P12" style:family="paragraph" style:parent-style-name="Text_20_body">
      <style:paragraph-properties fo:text-align="center" style:justify-single-word="false"/>
      <style:text-properties fo:color="#ff3300" style:font-name="Bitstream Charter" officeooo:rsid="0016dcd8" officeooo:paragraph-rsid="00182c70"/>
    </style:style>
    <style:style style:name="P13" style:family="paragraph" style:parent-style-name="Text_20_body">
      <style:text-properties fo:color="#330099" style:font-name="Bitstream Charter" officeooo:rsid="0016dcd8" officeooo:paragraph-rsid="0016dcd8"/>
    </style:style>
    <style:style style:name="P14" style:family="paragraph" style:parent-style-name="Text_20_body">
      <style:paragraph-properties fo:text-align="center" style:justify-single-word="false"/>
      <style:text-properties fo:color="#330099" style:font-name="Bitstream Charter" officeooo:rsid="0016dcd8" officeooo:paragraph-rsid="00182c70"/>
    </style:style>
    <style:style style:name="P15" style:family="paragraph" style:parent-style-name="Text_20_body">
      <style:text-properties fo:color="#6699cc" style:font-name="Bitstream Charter" officeooo:rsid="0016dcd8" officeooo:paragraph-rsid="0016dcd8"/>
    </style:style>
    <style:style style:name="P16" style:family="paragraph" style:parent-style-name="Text_20_body">
      <style:paragraph-properties fo:text-align="center" style:justify-single-word="false"/>
      <style:text-properties fo:color="#6699cc" style:font-name="Bitstream Charter" officeooo:rsid="0016dcd8" officeooo:paragraph-rsid="00182c70"/>
    </style:style>
    <style:style style:name="P17" style:family="paragraph" style:parent-style-name="Text_20_body">
      <style:paragraph-properties fo:text-align="center" style:justify-single-word="false"/>
      <style:text-properties fo:color="#661900" style:font-name="Bitstream Charter" officeooo:rsid="0016dcd8" officeooo:paragraph-rsid="00182c70"/>
    </style:style>
    <style:style style:name="P18" style:family="paragraph" style:parent-style-name="Text_20_body">
      <style:text-properties fo:color="#801900" style:font-name="Bitstream Charter" officeooo:rsid="0016dcd8" officeooo:paragraph-rsid="0016dcd8"/>
    </style:style>
    <style:style style:name="P19" style:family="paragraph" style:parent-style-name="Text_20_body">
      <style:text-properties fo:color="#ff0066" style:font-name="Bitstream Charter" officeooo:rsid="0016dcd8" officeooo:paragraph-rsid="0016dcd8"/>
    </style:style>
    <style:style style:name="P20" style:family="paragraph" style:parent-style-name="Text_20_body">
      <style:paragraph-properties fo:text-align="center" style:justify-single-word="false"/>
      <style:text-properties fo:color="#ff0066" style:font-name="Bitstream Charter" officeooo:rsid="0016dcd8" officeooo:paragraph-rsid="00186d54"/>
    </style:style>
    <style:style style:name="P21" style:family="paragraph" style:parent-style-name="Text_20_body">
      <style:text-properties fo:color="#996600" style:font-name="Bitstream Charter" officeooo:rsid="0016dcd8" officeooo:paragraph-rsid="0016dcd8"/>
    </style:style>
    <style:style style:name="P22" style:family="paragraph" style:parent-style-name="Text_20_body">
      <style:paragraph-properties fo:text-align="center" style:justify-single-word="false"/>
      <style:text-properties fo:color="#996600" style:font-name="Bitstream Charter" officeooo:rsid="0016dcd8" officeooo:paragraph-rsid="00186d54"/>
    </style:style>
    <style:style style:name="P23" style:family="paragraph" style:parent-style-name="Text_20_body">
      <style:text-properties fo:color="#9999ff" style:font-name="Bitstream Charter" officeooo:rsid="0016dcd8" officeooo:paragraph-rsid="0016dcd8"/>
    </style:style>
    <style:style style:name="P24" style:family="paragraph" style:parent-style-name="Text_20_body">
      <style:paragraph-properties fo:text-align="center" style:justify-single-word="false"/>
      <style:text-properties fo:color="#9999ff" style:font-name="Bitstream Charter" officeooo:rsid="0016dcd8" officeooo:paragraph-rsid="00186d54"/>
    </style:style>
    <style:style style:name="P25" style:family="paragraph" style:parent-style-name="Text_20_body">
      <style:text-properties fo:color="#7e0021" style:font-name="Bitstream Charter" officeooo:rsid="0016dcd8" officeooo:paragraph-rsid="0016dcd8"/>
    </style:style>
    <style:style style:name="P26" style:family="paragraph" style:parent-style-name="Text_20_body">
      <style:paragraph-properties fo:text-align="center" style:justify-single-word="false"/>
      <style:text-properties fo:color="#7e0021" style:font-name="Bitstream Charter" officeooo:rsid="0016dcd8" officeooo:paragraph-rsid="00186d54"/>
    </style:style>
    <style:style style:name="P27" style:family="paragraph" style:parent-style-name="Text_20_body">
      <style:text-properties fo:color="#000066" style:font-name="Bitstream Charter" officeooo:rsid="0016dcd8" officeooo:paragraph-rsid="0016dcd8"/>
    </style:style>
    <style:style style:name="P28" style:family="paragraph" style:parent-style-name="Text_20_body">
      <style:paragraph-properties fo:text-align="center" style:justify-single-word="false"/>
      <style:text-properties fo:color="#000066" style:font-name="Bitstream Charter" officeooo:rsid="0016dcd8" officeooo:paragraph-rsid="00186d54"/>
    </style:style>
    <style:style style:name="P29" style:family="paragraph" style:parent-style-name="Text_20_body">
      <style:text-properties fo:color="#314004" style:font-name="Bitstream Charter" officeooo:rsid="0016dcd8" officeooo:paragraph-rsid="0016dcd8"/>
    </style:style>
    <style:style style:name="P30" style:family="paragraph" style:parent-style-name="Text_20_body">
      <style:paragraph-properties fo:text-align="center" style:justify-single-word="false"/>
      <style:text-properties fo:color="#314004" style:font-name="Bitstream Charter" officeooo:rsid="0016dcd8" officeooo:paragraph-rsid="00186d54"/>
    </style:style>
    <style:style style:name="P31" style:family="paragraph" style:parent-style-name="Table_20_Contents">
      <style:paragraph-properties fo:text-align="center" style:justify-single-word="false"/>
      <style:text-properties style:font-name="Bitstream Charter" officeooo:rsid="0016dcd8" officeooo:paragraph-rsid="0016dcd8"/>
    </style:style>
    <style:style style:name="P32" style:family="paragraph" style:parent-style-name="Table_20_Contents">
      <style:paragraph-properties fo:text-align="center" style:justify-single-word="false"/>
      <style:text-properties style:font-name="Bitstream Charter" officeooo:rsid="0016dcd8" officeooo:paragraph-rsid="00182c70"/>
    </style:style>
    <style:style style:name="P33" style:family="paragraph" style:parent-style-name="Table_20_Contents">
      <style:paragraph-properties fo:text-align="center" style:justify-single-word="false"/>
      <style:text-properties style:font-name="Bitstream Charter" officeooo:rsid="0016dcd8" officeooo:paragraph-rsid="00186d54"/>
    </style:style>
    <style:style style:name="P34" style:family="paragraph" style:parent-style-name="Table_20_Contents">
      <style:paragraph-properties fo:text-align="center" style:justify-single-word="false"/>
      <style:text-properties style:font-name="Bitstream Charter"/>
    </style:style>
    <style:style style:name="P35" style:family="paragraph" style:parent-style-name="Table_20_Contents">
      <style:paragraph-properties fo:text-align="center" style:justify-single-word="false"/>
      <style:text-properties style:font-name="Bitstream Charter" officeooo:rsid="00186d54" officeooo:paragraph-rsid="00186d54"/>
    </style:style>
    <style:style style:name="T1" style:family="text">
      <style:text-properties fo:color="#009999"/>
    </style:style>
    <style:style style:name="T2" style:family="text">
      <style:text-properties fo:color="#00cc00"/>
    </style:style>
    <style:style style:name="T3" style:family="text">
      <style:text-properties fo:color="#00cc00" officeooo:rsid="00182c70"/>
    </style:style>
    <style:style style:name="T4" style:family="text">
      <style:text-properties fo:color="#0000ff"/>
    </style:style>
    <style:style style:name="T5" style:family="text">
      <style:text-properties fo:color="#0000ff" officeooo:rsid="00182c70"/>
    </style:style>
    <style:style style:name="T6" style:family="text">
      <style:text-properties fo:color="#6600ff"/>
    </style:style>
    <style:style style:name="T7" style:family="text">
      <style:text-properties fo:color="#6600ff" officeooo:rsid="00182c70"/>
    </style:style>
    <style:style style:name="T8" style:family="text">
      <style:text-properties fo:color="#9933ff"/>
    </style:style>
    <style:style style:name="T9" style:family="text">
      <style:text-properties style:use-window-font-color="true"/>
    </style:style>
    <style:style style:name="T10" style:family="text">
      <style:text-properties fo:color="#ff3300"/>
    </style:style>
    <style:style style:name="T11" style:family="text">
      <style:text-properties fo:color="#ff3300" officeooo:rsid="00182c70"/>
    </style:style>
    <style:style style:name="T12" style:family="text">
      <style:text-properties fo:color="#330099"/>
    </style:style>
    <style:style style:name="T13" style:family="text">
      <style:text-properties fo:color="#330099" officeooo:rsid="00182c70"/>
    </style:style>
    <style:style style:name="T14" style:family="text">
      <style:text-properties fo:color="#6699cc"/>
    </style:style>
    <style:style style:name="T15" style:family="text">
      <style:text-properties fo:color="#6699cc" officeooo:rsid="00182c70"/>
    </style:style>
    <style:style style:name="T16" style:family="text">
      <style:text-properties fo:color="#661900"/>
    </style:style>
    <style:style style:name="T17" style:family="text">
      <style:text-properties fo:color="#801900"/>
    </style:style>
    <style:style style:name="T18" style:family="text">
      <style:text-properties fo:color="#ff0066"/>
    </style:style>
    <style:style style:name="T19" style:family="text">
      <style:text-properties fo:color="#996600"/>
    </style:style>
    <style:style style:name="T20" style:family="text">
      <style:text-properties fo:color="#9999ff"/>
    </style:style>
    <style:style style:name="T21" style:family="text">
      <style:text-properties fo:color="#7e0021"/>
    </style:style>
    <style:style style:name="T22" style:family="text">
      <style:text-properties fo:color="#000066"/>
    </style:style>
    <style:style style:name="T23" style:family="text">
      <style:text-properties fo:color="#314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amp;str=0x7FFFD125CFE0</text:p>
      <text:p text:style-name="P6">&amp;a=0x7FFFD125CFA8</text:p>
      <text:p text:style-name="P8">&amp;b=0x7FFFD125CFAC</text:p>
      <text:p text:style-name="P9">&amp;y=0x7FFFD125CFB0</text:p>
      <text:p text:style-name="P11">&amp;x.a=0x7FFFD125CFC0</text:p>
      <text:p text:style-name="P13">&amp;x.i=0x7FFFD125CFC4</text:p>
      <text:p text:style-name="P15">&amp;x.b=0x7FFFD125CFC8</text:p>
      <text:p text:style-name="P18">&amp;x.p=0x7FFFD125CFD0</text:p>
      <text:p text:style-name="P1">0x00007FFFD125CF98: 99 0B 40 00 00 00 00 00 FF FF FF FF 00 00 00 00 <text:s/>..@.............</text:p>
      <text:p text:style-name="P1">0x00007FFFD125CFA8: <text:span text:style-name="T2">05 00 00 00</text:span> <text:span text:style-name="T4">FB FF FF FF</text:span> 00 00 00 00 00 00 28 40 <text:s/>..............(@</text:p>
      <text:p text:style-name="P1">0x00007FFFD125CFB0: <text:span text:style-name="T6">00 00 00 00 00 00 28 40</text:span> 58 46 2A E0 <text:span text:style-name="T9">E5</text:span> 7F 00 00 <text:s/>......(@XF*....</text:p>
      <text:p text:style-name="P1">0x00007FFFD125CFC0: <text:span text:style-name="T10">41</text:span> 71 2A E0 <text:span text:style-name="T12">09 00 00 00</text:span> <text:span text:style-name="T14">30</text:span> 00 00 00 00 00 00 00 <text:s/>Aq*.....0.......</text:p>
      <text:p text:style-name="P1">0x00007FFFD125CFD0: <text:span text:style-name="T17">C4 CF 25 D1</text:span> FF 7F 00 00 9D 0D 40 00 <text:span text:style-name="T9">00 00 00 00</text:span> <text:s/>..%......@.....</text:p>
      <text:p text:style-name="P1">0x00007FFFD125CFE0: <text:span text:style-name="T1">48 65 6C 6C 6F 20 77 6F 72 6C 64 0A 00 00 00 00 <text:s/>Hello world.....</text:span></text:p>
      <text:p text:style-name="P19">head=0x15e5010</text:p>
      <text:p text:style-name="P21">head-&gt;str=0x15e5030</text:p>
      <text:p text:style-name="P23">head-&gt;next=0x15e5050</text:p>
      <text:p text:style-name="P25">head-&gt;next-&gt;str=0x15e5070</text:p>
      <text:p text:style-name="P27">head-&gt;next-&gt;next=0x15e5090</text:p>
      <text:p text:style-name="P29">head-&gt;next-&gt;next-&gt;str=0x15e50b0</text:p>
      <text:p text:style-name="P1">head-&gt;next-&gt;next-&gt;next=0x0</text:p>
      <text:p text:style-name="P1">0x00000000015E5010: <text:span text:style-name="T18">30 50 5E 01</text:span> 00 00 00 00 50 50 5E 01 00 00 00 00 <text:s/>0P^.....PP^.....</text:p>
      <text:p text:style-name="P1">0x00000000015E5020: 00 00 00 00 00 00 00 00 21 00 00 00 00 00 00 00 <text:s/>........!.......</text:p>
      <text:p text:style-name="P1">0x00000000015E5030: <text:span text:style-name="T19">57 65 6C 63</text:span> 6F 6D 65 20 00 00 00 00 00 00 00 00 <text:s/>Welcome ........</text:p>
      <text:p text:style-name="P1">0x00000000015E5040: 00 00 00 00 00 00 00 00 21 00 00 00 00 00 00 00 <text:s/>........!.......</text:p>
      <text:p text:style-name="P1">0x00000000015E5050: <text:span text:style-name="T20">70 50 5E 01</text:span> 00 00 00 00 90 50 5E 01 00 00 00 00 <text:s/>pP^......P^.....</text:p>
      <text:p text:style-name="P1">0x00000000015E5060: 00 00 00 00 00 00 00 00 21 00 00 00 00 00 00 00 <text:s/>........!.......</text:p>
      <text:p text:style-name="P1">0x00000000015E5070: <text:span text:style-name="T21">74 6F 20 00</text:span> 00 00 00 00 00 00 00 00 00 00 00 00 <text:s/>to .............</text:p>
      <text:p text:style-name="P1"><text:soft-page-break/>0x00000000015E5080: 00 00 00 00 00 00 00 00 21 00 00 00 00 00 00 00 <text:s/>........!.......</text:p>
      <text:p text:style-name="P1">0x00000000015E5090: <text:span text:style-name="T22">B0 50 5E 01</text:span> 00 00 00 00 00 00 00 00 00 00 00 00 <text:s/>.P^.............</text:p>
      <text:p text:style-name="P1">0x00000000015E50A0: 00 00 00 00 00 00 00 00 21 00 00 00 00 00 00 00 <text:s/>........!.......</text:p>
      <text:p text:style-name="P1">0x00000000015E50B0: <text:span text:style-name="T23">63 73 32 35</text:span> 30 00 00 00 00 00 00 00 00 00 00 00 <text:s/>cs250...........</text:p>
      <text:p text:style-name="P1">0x00000000015E50C0: 00 00 00 00 00 00 00 00 41 0F 02 00 00 00 00 00 <text:s/>........A.......</text:p>
      <text:p text:style-name="P1">0x00000000015E50D0: 00 00 00 00 00 00 00 00 00 00 00 00 00 00 00 00 <text:s/>................</text:p>
      <text:p text:style-name="P1">0x00000000015E50E0: 00 00 00 00 00 00 00 00 00 00 00 00 00 00 00 00 <text:s/>................</text:p>
      <text:p text:style-name="P1">0x00000000015E50F0: 00 00 00 00 00 00 00 00 00 00 00 00 00 00 00 00 <text:s/>................</text:p>
      <text:p text:style-name="P1">0x00000000015E5100: 00 00 00 00 00 00 00 00 00 00 00 00 00 00 00 00 <text:s/>................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1">Variable</text:p>
          </table:table-cell>
          <table:table-cell table:style-name="Table1.A1" office:value-type="string">
            <text:p text:style-name="P31">Address</text:p>
          </table:table-cell>
          <table:table-cell table:style-name="Table1.C1" office:value-type="string">
            <text:p text:style-name="P31">Value</text:p>
          </table:table-cell>
        </table:table-row>
        <table:table-row>
          <table:table-cell table:style-name="Table1.A2" office:value-type="string">
            <text:p text:style-name="P31">Str</text:p>
          </table:table-cell>
          <table:table-cell table:style-name="Table1.A2" office:value-type="string">
            <text:p text:style-name="P32"><text:span text:style-name="T1">0x7FFFD125CFE0</text:span></text:p>
          </table:table-cell>
          <table:table-cell table:style-name="Table1.C2" office:value-type="string">
            <text:p text:style-name="P2"><text:span text:style-name="T1">48 65 6C 6C 6F 20 77 6F 72 6C 64 0A 00 00 00 00 <text:s/>Hello world.....</text:span></text:p>
          </table:table-cell>
        </table:table-row>
        <table:table-row>
          <table:table-cell table:style-name="Table1.A2" office:value-type="string">
            <text:p text:style-name="P31">a</text:p>
          </table:table-cell>
          <table:table-cell table:style-name="Table1.A2" office:value-type="string">
            <text:p text:style-name="P7">0x7FFFD125CFA8</text:p>
          </table:table-cell>
          <table:table-cell table:style-name="Table1.C2" office:value-type="string">
            <text:p text:style-name="P2"><text:span text:style-name="T2">05 00 00 00 <text:s/></text:span><text:span text:style-name="T3">(5)</text:span></text:p>
          </table:table-cell>
        </table:table-row>
        <table:table-row>
          <table:table-cell table:style-name="Table1.A2" office:value-type="string">
            <text:p text:style-name="P31">b</text:p>
          </table:table-cell>
          <table:table-cell table:style-name="Table1.A2" office:value-type="string">
            <text:p text:style-name="P32"><text:span text:style-name="T4">0x7FFFD125CFAC</text:span></text:p>
          </table:table-cell>
          <table:table-cell table:style-name="Table1.C2" office:value-type="string">
            <text:p text:style-name="P3"><text:span text:style-name="T4">FB FF FF FF <text:s/></text:span><text:span text:style-name="T5">(-5)</text:span></text:p>
          </table:table-cell>
        </table:table-row>
        <table:table-row>
          <table:table-cell table:style-name="Table1.A2" office:value-type="string">
            <text:p text:style-name="P31">y</text:p>
          </table:table-cell>
          <table:table-cell table:style-name="Table1.A2" office:value-type="string">
            <text:p text:style-name="P10">0x7FFFD125CFB0</text:p>
          </table:table-cell>
          <table:table-cell table:style-name="Table1.C2" office:value-type="string">
            <text:p text:style-name="P3"><text:span text:style-name="T6">00 00 00 00 00 00 28 40 </text:span><text:span text:style-name="T7">(12)</text:span></text:p>
          </table:table-cell>
        </table:table-row>
        <table:table-row>
          <table:table-cell table:style-name="Table1.A2" office:value-type="string">
            <text:p text:style-name="P31">x.a</text:p>
          </table:table-cell>
          <table:table-cell table:style-name="Table1.A2" office:value-type="string">
            <text:p text:style-name="P12">0x7FFFD125CFC0</text:p>
          </table:table-cell>
          <table:table-cell table:style-name="Table1.C2" office:value-type="string">
            <text:p text:style-name="P3"><text:span text:style-name="T10">41 </text:span><text:span text:style-name="T11">('A')</text:span></text:p>
          </table:table-cell>
        </table:table-row>
        <table:table-row>
          <table:table-cell table:style-name="Table1.A2" office:value-type="string">
            <text:p text:style-name="P31">x.i</text:p>
          </table:table-cell>
          <table:table-cell table:style-name="Table1.A2" office:value-type="string">
            <text:p text:style-name="P14">0x7FFFD125CFC4</text:p>
          </table:table-cell>
          <table:table-cell table:style-name="Table1.C2" office:value-type="string">
            <text:p text:style-name="P3"><text:span text:style-name="T12">09 00 00 00 <text:s/></text:span><text:span text:style-name="T13">(9)</text:span></text:p>
          </table:table-cell>
        </table:table-row>
        <table:table-row>
          <table:table-cell table:style-name="Table1.A2" office:value-type="string">
            <text:p text:style-name="P31">x.b</text:p>
          </table:table-cell>
          <table:table-cell table:style-name="Table1.A2" office:value-type="string">
            <text:p text:style-name="P16">0x7FFFD125CFC8</text:p>
          </table:table-cell>
          <table:table-cell table:style-name="Table1.C2" office:value-type="string">
            <text:p text:style-name="P3"><text:span text:style-name="T14">30 <text:s/></text:span><text:span text:style-name="T15">('0')</text:span></text:p>
          </table:table-cell>
        </table:table-row>
        <table:table-row>
          <table:table-cell table:style-name="Table1.A2" office:value-type="string">
            <text:p text:style-name="P31">x.p</text:p>
          </table:table-cell>
          <table:table-cell table:style-name="Table1.A2" office:value-type="string">
            <text:p text:style-name="P17">0x7FFFD125CFD0</text:p>
          </table:table-cell>
          <table:table-cell table:style-name="Table1.C2" office:value-type="string">
            <text:p text:style-name="P4"><text:span text:style-name="T17">C4 CF 25 D1</text:span></text:p>
          </table:table-cell>
        </table:table-row>
        <table:table-row>
          <table:table-cell table:style-name="Table1.A2" office:value-type="string">
            <text:p text:style-name="P31">head</text:p>
          </table:table-cell>
          <table:table-cell table:style-name="Table1.A2" office:value-type="string">
            <text:p text:style-name="P20">0x15e5010</text:p>
          </table:table-cell>
          <table:table-cell table:style-name="Table1.C2" office:value-type="string">
            <text:p text:style-name="P20">0x15e5030</text:p>
          </table:table-cell>
        </table:table-row>
        <table:table-row>
          <table:table-cell table:style-name="Table1.A2" office:value-type="string">
            <text:p text:style-name="P34">head-&gt;str</text:p>
          </table:table-cell>
          <table:table-cell table:style-name="Table1.A2" office:value-type="string">
            <text:p text:style-name="P22">0x15e5030</text:p>
          </table:table-cell>
          <table:table-cell table:style-name="Table1.C2" office:value-type="string">
            <text:p text:style-name="P22">0x15e5050</text:p>
          </table:table-cell>
        </table:table-row>
        <table:table-row>
          <table:table-cell table:style-name="Table1.A2" office:value-type="string">
            <text:p text:style-name="P34">head-&gt;next</text:p>
          </table:table-cell>
          <table:table-cell table:style-name="Table1.A2" office:value-type="string">
            <text:p text:style-name="P33"><text:span text:style-name="T20">0x15e5050</text:span></text:p>
          </table:table-cell>
          <table:table-cell table:style-name="Table1.C2" office:value-type="string">
            <text:p text:style-name="P24">0x15e5070</text:p>
          </table:table-cell>
        </table:table-row>
        <table:table-row>
          <table:table-cell table:style-name="Table1.A2" office:value-type="string">
            <text:p text:style-name="P34">head-&gt;next-&gt;str</text:p>
          </table:table-cell>
          <table:table-cell table:style-name="Table1.A2" office:value-type="string">
            <text:p text:style-name="P33"><text:span text:style-name="T21">0x15e5070</text:span></text:p>
          </table:table-cell>
          <table:table-cell table:style-name="Table1.C2" office:value-type="string">
            <text:p text:style-name="P26">0x15e5090</text:p>
          </table:table-cell>
        </table:table-row>
        <table:table-row>
          <table:table-cell table:style-name="Table1.A2" office:value-type="string">
            <text:p text:style-name="P34">head-&gt;next-&gt;next</text:p>
          </table:table-cell>
          <table:table-cell table:style-name="Table1.A2" office:value-type="string">
            <text:p text:style-name="P33"><text:span text:style-name="T22">0x15e5090</text:span></text:p>
          </table:table-cell>
          <table:table-cell table:style-name="Table1.C2" office:value-type="string">
            <text:p text:style-name="P28">0x15e50b0</text:p>
          </table:table-cell>
        </table:table-row>
        <table:table-row>
          <table:table-cell table:style-name="Table1.A2" office:value-type="string">
            <text:p text:style-name="P34">head-&gt;next-&gt;next-&gt;str</text:p>
          </table:table-cell>
          <table:table-cell table:style-name="Table1.A2" office:value-type="string">
            <text:p text:style-name="P30">0x15e50b0</text:p>
          </table:table-cell>
          <table:table-cell table:style-name="Table1.C2" office:value-type="string">
            <text:p text:style-name="P30">0x0</text:p>
          </table:table-cell>
        </table:table-row>
        <table:table-row>
          <table:table-cell table:style-name="Table1.A2" office:value-type="string">
            <text:p text:style-name="P34">head-&gt;next-&gt;next-&gt;next</text:p>
          </table:table-cell>
          <table:table-cell table:style-name="Table1.A2" office:value-type="string">
            <text:p text:style-name="P31">0x0</text:p>
          </table:table-cell>
          <table:table-cell table:style-name="Table1.C2" office:value-type="string">
            <text:p text:style-name="P35">NUL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6:02:02.376687239</meta:creation-date>
    <dc:date>2015-01-30T16:45:46.474971308</dc:date>
    <meta:editing-duration>PT12M33S</meta:editing-duration>
    <meta:editing-cycles>1</meta:editing-cycles>
    <meta:document-statistic meta:table-count="1" meta:image-count="0" meta:object-count="0" meta:page-count="3" meta:paragraph-count="86" meta:word-count="508" meta:character-count="2768" meta:non-whitespace-character-count="2257"/>
    <meta:generator>LibreOffice/4.2.6.3$Linux_X86_64 LibreOffice_project/420m0$Build-3</meta:generator>
  </office:meta>
</office:document-meta>
</file>